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font-size="18pt" style:font-size-asian="18pt" style:font-size-complex="18pt"/>
    </style:style>
    <style:style style:name="P2" style:parent-style-name="Normal" style:family="paragraph">
      <style:paragraph-properties fo:text-indent="0.4916in"/>
    </style:style>
    <style:style style:name="P3" style:parent-style-name="Normal" style:family="paragraph">
      <style:paragraph-properties fo:text-indent="0.4916in"/>
    </style:style>
    <style:style style:name="P4" style:parent-style-name="Normal" style:family="paragraph">
      <style:paragraph-properties fo:text-indent="0.4916in"/>
    </style:style>
  </office:automatic-styles>
  <office:body>
    <office:text text:use-soft-page-breaks="true">
      <text:p text:style-name="P1">Școală de Limbi Străine</text:p>
      <text:p text:style-name="Normal"/>
      <text:p text:style-name="P2">Școala are disponibile cursuri pentru mai multe limbi străine, pe niveluri(A,B,C). Posibilii cursanți dau un test inițial în urma căruia vor fi repartizați la un anumit curs în funcție de punctaj.<text:s/></text:p>
      <text:p text:style-name="P3">Contextul pe care m-am axat a fost repartizarea cursanților și crearea cursurilor numai în cazul în care un anumit număr de cursanți vor să urmeze cursul respectiv.</text:p>
      <text:p text:style-name="P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o" fo:country="RO"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e G.</meta:initial-creator>
    <dc:creator>Ale G.</dc:creator>
    <meta:creation-date>2017-11-10T17:52:00Z</meta:creation-date>
    <dc:date>2017-11-10T18:03:00Z</dc:date>
    <meta:template xlink:href="Normal" xlink:type="simple"/>
    <meta:editing-cycles>1</meta:editing-cycles>
    <meta:editing-duration>PT660S</meta:editing-duration>
    <meta:document-statistic meta:page-count="1" meta:paragraph-count="1" meta:word-count="57" meta:character-count="388" meta:row-count="2" meta:non-whitespace-character-count="332"/>
  </office:meta>
</office:document-meta>
</file>